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0.8535in"/>
    </style:style>
    <style:style style:name="co3" style:family="table-column">
      <style:table-column-properties fo:break-before="auto" style:column-width="0.777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>
            <text:p>zaten</text:p>
          </table:table-cell>
          <table:table-cell office:value-type="string">
            <text:p>hatali</text:p>
          </table:table-cell>
          <table:table-cell office:value-type="string">
            <text:p>eklemeden</text:p>
          </table:table-cell>
          <table:table-cell office:value-type="string">
            <text:p>ekleyince</text:p>
          </table:table-cell>
        </table:table-row>
        <table:table-row table:style-name="ro1">
          <table:table-cell office:value-type="float" office:value="4374.52524097528">
            <text:p>4374.5252409753</text:p>
          </table:table-cell>
          <table:table-cell office:value-type="float" office:value="51.0548949">
            <text:p>51.0548949</text:p>
          </table:table-cell>
          <table:table-cell office:value-type="float" office:value="3.7262607">
            <text:p>3.7262607</text:p>
          </table:table-cell>
          <table:table-cell office:value-type="float" office:value="4346">
            <text:p>4346</text:p>
          </table:table-cell>
          <table:table-cell/>
        </table:table-row>
        <table:table-row table:style-name="ro1">
          <table:table-cell office:value-type="float" office:value="2311.69539579533">
            <text:p>2311.6953957953</text:p>
          </table:table-cell>
          <table:table-cell office:value-type="float" office:value="51.0595364">
            <text:p>51.0595364</text:p>
          </table:table-cell>
          <table:table-cell office:value-type="float" office:value="3.7461678">
            <text:p>3.7461678</text:p>
          </table:table-cell>
          <table:table-cell office:value-type="float" office:value="1725">
            <text:p>1725</text:p>
          </table:table-cell>
          <table:table-cell/>
        </table:table-row>
        <table:table-row table:style-name="ro1">
          <table:table-cell office:value-type="float" office:value="1199.15826503873">
            <text:p>1199.1582650387</text:p>
          </table:table-cell>
          <table:table-cell office:value-type="float" office:value="50.9454373">
            <text:p>50.9454373</text:p>
          </table:table-cell>
          <table:table-cell office:value-type="float" office:value="3.9118009">
            <text:p>3.9118009</text:p>
          </table:table-cell>
          <table:table-cell office:value-type="float" office:value="1576">
            <text:p>1576</text:p>
          </table:table-cell>
          <table:table-cell/>
        </table:table-row>
        <table:table-row table:style-name="ro1">
          <table:table-cell office:value-type="float" office:value="2764.66645121978">
            <text:p>2764.6664512198</text:p>
          </table:table-cell>
          <table:table-cell office:value-type="float" office:value="51.1455173">
            <text:p>51.1455173</text:p>
          </table:table-cell>
          <table:table-cell office:value-type="float" office:value="2.7278971">
            <text:p>2.7278971</text:p>
          </table:table-cell>
          <table:table-cell office:value-type="float" office:value="2138">
            <text:p>2138</text:p>
          </table:table-cell>
          <table:table-cell/>
        </table:table-row>
        <table:table-row table:style-name="ro1">
          <table:table-cell office:value-type="float" office:value="2522.61876792748">
            <text:p>2522.6187679275</text:p>
          </table:table-cell>
          <table:table-cell office:value-type="float" office:value="51.2009307">
            <text:p>51.2009307</text:p>
          </table:table-cell>
          <table:table-cell office:value-type="float" office:value="3.2080207">
            <text:p>3.2080207</text:p>
          </table:table-cell>
          <table:table-cell office:value-type="float" office:value="2268">
            <text:p>2268</text:p>
          </table:table-cell>
          <table:table-cell/>
        </table:table-row>
        <table:table-row table:style-name="ro1">
          <table:table-cell office:value-type="float" office:value="2454.59200695293">
            <text:p>2454.5920069529</text:p>
          </table:table-cell>
          <table:table-cell office:value-type="float" office:value="50.8632641">
            <text:p>50.8632641</text:p>
          </table:table-cell>
          <table:table-cell office:value-type="float" office:value="4.497541">
            <text:p>4.497541</text:p>
          </table:table-cell>
          <table:table-cell office:value-type="float" office:value="1392">
            <text:p>1392</text:p>
          </table:table-cell>
          <table:table-cell/>
        </table:table-row>
        <table:table-row table:style-name="ro1">
          <table:table-cell office:value-type="float" office:value="792.660905067638">
            <text:p>792.6609050676</text:p>
          </table:table-cell>
          <table:table-cell office:value-type="float" office:value="51.0718941">
            <text:p>51.0718941</text:p>
          </table:table-cell>
          <table:table-cell office:value-type="float" office:value="4.5737947">
            <text:p>4.5737947</text:p>
          </table:table-cell>
          <table:table-cell office:value-type="float" office:value="1632">
            <text:p>1632</text:p>
          </table:table-cell>
          <table:table-cell/>
        </table:table-row>
        <table:table-row table:style-name="ro1">
          <table:table-cell office:value-type="float" office:value="2945.76295100672">
            <text:p>2945.7629510067</text:p>
          </table:table-cell>
          <table:table-cell office:value-type="float" office:value="50.8027682">
            <text:p>50.8027682</text:p>
          </table:table-cell>
          <table:table-cell office:value-type="float" office:value="4.3271571">
            <text:p>4.3271571</text:p>
          </table:table-cell>
          <table:table-cell office:value-type="float" office:value="1772">
            <text:p>1772</text:p>
          </table:table-cell>
          <table:table-cell/>
        </table:table-row>
        <table:table-row table:style-name="ro1">
          <table:table-cell office:value-type="float" office:value="4201.24491287856">
            <text:p>4201.2449128786</text:p>
          </table:table-cell>
          <table:table-cell office:value-type="float" office:value="50.8499313">
            <text:p>50.8499313</text:p>
          </table:table-cell>
          <table:table-cell office:value-type="float" office:value="4.356279">
            <text:p>4.356279</text:p>
          </table:table-cell>
          <table:table-cell office:value-type="float" office:value="6875">
            <text:p>687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3">11/23/2020</text:date>, <text:time>04:5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0-11-23T04:51:25.49</dc:date>
    <dc:creator>Orhan NUKAN</dc:creator>
    <meta:editing-duration>PT1H15M3S</meta:editing-duration>
    <meta:editing-cycles>1</meta:editing-cycles>
    <meta:document-statistic meta:table-count="1" meta:cell-count="40" meta:object-count="0"/>
  </office:meta>
</office:document-meta>
</file>